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a1fd1" officeooo:paragraph-rsid="001a1fd1"/>
    </style:style>
    <style:style style:name="P2" style:family="paragraph" style:parent-style-name="Standard" style:list-style-name="L1">
      <style:paragraph-properties fo:text-align="justify" style:justify-single-word="false"/>
      <style:text-properties style:font-name="arial" officeooo:rsid="001a1fd1" officeooo:paragraph-rsid="001a1fd1"/>
    </style:style>
    <style:style style:name="P3" style:family="paragraph" style:parent-style-name="Standard" style:list-style-name="L1">
      <style:paragraph-properties fo:text-align="justify" style:justify-single-word="false"/>
      <style:text-properties style:font-name="arial" officeooo:rsid="001a1fd1" officeooo:paragraph-rsid="001ae3b9"/>
    </style:style>
    <style:style style:name="P4" style:family="paragraph" style:parent-style-name="Standard" style:list-style-name="L1">
      <style:paragraph-properties fo:text-align="justify" style:justify-single-word="false"/>
      <style:text-properties style:font-name="arial" officeooo:rsid="001a1fd1" officeooo:paragraph-rsid="001b6358"/>
    </style:style>
    <style:style style:name="P5" style:family="paragraph" style:parent-style-name="Standard" style:list-style-name="L1">
      <style:paragraph-properties fo:text-align="justify" style:justify-single-word="false"/>
      <style:text-properties style:font-name="arial" officeooo:rsid="001ae3b9" officeooo:paragraph-rsid="001ae3b9"/>
    </style:style>
    <style:style style:name="P6" style:family="paragraph" style:parent-style-name="Standard" style:list-style-name="L1">
      <style:paragraph-properties fo:text-align="justify" style:justify-single-word="false"/>
      <style:text-properties style:font-name="arial" officeooo:rsid="001ae3b9" officeooo:paragraph-rsid="001b6358"/>
    </style:style>
    <style:style style:name="P7" style:family="paragraph" style:parent-style-name="Standard" style:list-style-name="L1">
      <loext:graphic-properties draw:fill="none"/>
      <style:paragraph-properties fo:text-align="justify" style:justify-single-word="false" fo:background-color="transparent">
        <style:tab-stops>
          <style:tab-stop style:position="0.1874in"/>
        </style:tab-stops>
      </style:paragraph-properties>
      <style:text-properties style:font-name="arial" officeooo:rsid="001ae3b9" officeooo:paragraph-rsid="001b6358"/>
    </style:style>
    <style:style style:name="P8" style:family="paragraph" style:parent-style-name="Standard" style:list-style-name="L1">
      <loext:graphic-properties draw:fill="none"/>
      <style:paragraph-properties fo:text-align="justify" style:justify-single-word="false" fo:background-color="transparent">
        <style:tab-stops>
          <style:tab-stop style:position="0.1874in"/>
        </style:tab-stops>
      </style:paragraph-properties>
      <style:text-properties style:font-name="arial" officeooo:rsid="001d2e4e" officeooo:paragraph-rsid="001d2e4e"/>
    </style:style>
    <style:style style:name="P9" style:family="paragraph" style:parent-style-name="Standard" style:list-style-name="L1">
      <loext:graphic-properties draw:fill="none"/>
      <style:paragraph-properties fo:text-align="justify" style:justify-single-word="false" fo:background-color="transparent">
        <style:tab-stops>
          <style:tab-stop style:position="0.1874in"/>
        </style:tab-stops>
      </style:paragraph-properties>
      <style:text-properties style:font-name="arial" officeooo:rsid="001f0bf6" officeooo:paragraph-rsid="001f0bf6"/>
    </style:style>
    <style:style style:name="P10" style:family="paragraph" style:parent-style-name="Standard" style:list-style-name="L1">
      <style:paragraph-properties fo:text-align="justify" style:justify-single-word="false"/>
      <style:text-properties style:font-name="arial" officeooo:rsid="0022e7cb" officeooo:paragraph-rsid="0022e7cb"/>
    </style:style>
    <style:style style:name="P11" style:family="paragraph" style:parent-style-name="Standard" style:list-style-name="L1">
      <style:paragraph-properties fo:text-align="justify" style:justify-single-word="false"/>
      <style:text-properties style:font-name="arial" officeooo:rsid="0023dbf7" officeooo:paragraph-rsid="0023dbf7"/>
    </style:style>
    <style:style style:name="P12" style:family="paragraph" style:parent-style-name="Standard" style:list-style-name="L1">
      <loext:graphic-properties draw:fill="none"/>
      <style:paragraph-properties fo:text-align="justify" style:justify-single-word="false" fo:background-color="transparent">
        <style:tab-stops>
          <style:tab-stop style:position="0.1874in"/>
        </style:tab-stops>
      </style:paragraph-properties>
      <style:text-properties style:font-name="arial" officeooo:rsid="002fdfa4" officeooo:paragraph-rsid="002fdfa4"/>
    </style:style>
    <style:style style:name="P13" style:family="paragraph" style:parent-style-name="Standard" style:list-style-name="L1">
      <loext:graphic-properties draw:fill="none"/>
      <style:paragraph-properties fo:text-align="justify" style:justify-single-word="false" fo:background-color="transparent">
        <style:tab-stops>
          <style:tab-stop style:position="0.1874in"/>
        </style:tab-stops>
      </style:paragraph-properties>
      <style:text-properties officeooo:rsid="001d2e4e" officeooo:paragraph-rsid="001d2e4e"/>
    </style:style>
    <style:style style:name="P14" style:family="paragraph" style:parent-style-name="Standard" style:list-style-name="L2">
      <loext:graphic-properties draw:fill="none"/>
      <style:paragraph-properties fo:text-align="justify" style:justify-single-word="false" fo:background-color="transparent"/>
      <style:text-properties officeooo:rsid="0027a829" officeooo:paragraph-rsid="0027a829"/>
    </style:style>
    <style:style style:name="P15" style:family="paragraph" style:parent-style-name="Standard" style:list-style-name="L2">
      <loext:graphic-properties draw:fill="none"/>
      <style:paragraph-properties fo:text-align="justify" style:justify-single-word="false" fo:background-color="transparent"/>
      <style:text-properties officeooo:rsid="0027c22d" officeooo:paragraph-rsid="0027c22d"/>
    </style:style>
    <style:style style:name="P16" style:family="paragraph" style:parent-style-name="Standard" style:list-style-name="L1">
      <loext:graphic-properties draw:fill="none"/>
      <style:paragraph-properties fo:text-align="justify" style:justify-single-word="false" fo:background-color="transparent">
        <style:tab-stops>
          <style:tab-stop style:position="0.1874in"/>
        </style:tab-stops>
      </style:paragraph-properties>
      <style:text-properties officeooo:paragraph-rsid="001b6358"/>
    </style:style>
    <style:style style:name="P17" style:family="paragraph" style:parent-style-name="Standard" style:list-style-name="L1">
      <loext:graphic-properties draw:fill="none"/>
      <style:paragraph-properties fo:text-align="justify" style:justify-single-word="false" fo:background-color="transparent">
        <style:tab-stops>
          <style:tab-stop style:position="0.1874in"/>
        </style:tab-stops>
      </style:paragraph-properties>
      <style:text-properties officeooo:paragraph-rsid="001d2e4e"/>
    </style:style>
    <style:style style:name="P18" style:family="paragraph" style:parent-style-name="Standard" style:list-style-name="L2">
      <loext:graphic-properties draw:fill="none"/>
      <style:paragraph-properties fo:text-align="justify" style:justify-single-word="false" fo:background-color="transparent"/>
      <style:text-properties officeooo:paragraph-rsid="0027a829"/>
    </style:style>
    <style:style style:name="P19" style:family="paragraph" style:parent-style-name="Standard" style:list-style-name="L2">
      <loext:graphic-properties draw:fill="none"/>
      <style:paragraph-properties fo:text-align="justify" style:justify-single-word="false" fo:background-color="transparent"/>
      <style:text-properties officeooo:rsid="0028f0a9" officeooo:paragraph-rsid="0028f0a9"/>
    </style:style>
    <style:style style:name="P20" style:family="paragraph" style:parent-style-name="Standard" style:list-style-name="L2">
      <loext:graphic-properties draw:fill="none"/>
      <style:paragraph-properties fo:text-align="justify" style:justify-single-word="false" fo:background-color="transparent"/>
      <style:text-properties officeooo:rsid="002a0a33" officeooo:paragraph-rsid="002a0a33"/>
    </style:style>
    <style:style style:name="P21" style:family="paragraph" style:parent-style-name="Standard" style:list-style-name="L2">
      <loext:graphic-properties draw:fill="none"/>
      <style:paragraph-properties fo:text-align="justify" style:justify-single-word="false" fo:background-color="transparent"/>
      <style:text-properties officeooo:rsid="002b45e4" officeooo:paragraph-rsid="002b45e4"/>
    </style:style>
    <style:style style:name="P22" style:family="paragraph" style:parent-style-name="Standard" style:list-style-name="L2">
      <loext:graphic-properties draw:fill="none"/>
      <style:paragraph-properties fo:text-align="justify" style:justify-single-word="false" fo:background-color="transparent"/>
      <style:text-properties officeooo:rsid="002ce9ae" officeooo:paragraph-rsid="002ce9ae"/>
    </style:style>
    <style:style style:name="P23" style:family="paragraph" style:parent-style-name="Standard" style:list-style-name="L2">
      <loext:graphic-properties draw:fill="none"/>
      <style:paragraph-properties fo:text-align="justify" style:justify-single-word="false" fo:background-color="transparent"/>
      <style:text-properties officeooo:rsid="002e4b47" officeooo:paragraph-rsid="002e4b47"/>
    </style:style>
    <style:style style:name="P24" style:family="paragraph" style:parent-style-name="Standard" style:list-style-name="L1">
      <loext:graphic-properties draw:fill="none"/>
      <style:paragraph-properties fo:margin-left="1in" fo:margin-right="0in" fo:text-align="justify" style:justify-single-word="false" fo:text-indent="-0.25in" style:auto-text-indent="false" fo:background-color="transparent">
        <style:tab-stops>
          <style:tab-stop style:position="0.1874in"/>
        </style:tab-stops>
      </style:paragraph-properties>
      <style:text-properties style:font-name="arial" officeooo:rsid="001a1fd1" officeooo:paragraph-rsid="001ae3b9"/>
    </style:style>
    <style:style style:name="P25" style:family="paragraph" style:parent-style-name="Standard" style:list-style-name="L1" style:master-page-name="">
      <loext:graphic-properties draw:fill="none"/>
      <style:paragraph-properties fo:margin-left="1in" fo:margin-right="0in" fo:text-align="justify" style:justify-single-word="false" fo:text-indent="-0.25in" style:auto-text-indent="false" style:page-number="auto" fo:background-color="transparent">
        <style:tab-stops>
          <style:tab-stop style:position="0.1874in"/>
        </style:tab-stops>
      </style:paragraph-properties>
      <style:text-properties style:font-name="arial" officeooo:rsid="001a1fd1" officeooo:paragraph-rsid="001ae3b9"/>
    </style:style>
    <style:style style:name="P26" style:family="paragraph" style:parent-style-name="Standard" style:list-style-name="L1" style:master-page-name="">
      <loext:graphic-properties draw:fill="none"/>
      <style:paragraph-properties fo:margin-left="0.4366in" fo:margin-right="0in" fo:text-align="justify" style:justify-single-word="false" fo:text-indent="-0.25in" style:auto-text-indent="false" style:page-number="auto" fo:background-color="transparent"/>
      <style:text-properties style:font-name="arial" officeooo:rsid="001a1fd1" officeooo:paragraph-rsid="001a1fd1"/>
    </style:style>
    <style:style style:name="P27" style:family="paragraph" style:parent-style-name="Standard" style:list-style-name="L1">
      <loext:graphic-properties draw:fill="none"/>
      <style:paragraph-properties fo:margin-left="0.5in" fo:margin-right="0in" fo:text-align="justify" style:justify-single-word="false" fo:text-indent="-0.25in" style:auto-text-indent="false" fo:background-color="transparent"/>
      <style:text-properties style:font-name="arial" officeooo:rsid="0025c587" officeooo:paragraph-rsid="0025c587"/>
    </style:style>
    <style:style style:name="P28" style:family="paragraph" style:parent-style-name="Standard" style:list-style-name="L1">
      <loext:graphic-properties draw:fill="none"/>
      <style:paragraph-properties fo:margin-left="0.5in" fo:margin-right="0in" fo:text-align="justify" style:justify-single-word="false" fo:text-indent="-0.25in" style:auto-text-indent="false" fo:background-color="transparent"/>
      <style:text-properties style:font-name="arial" officeooo:rsid="002656dc" officeooo:paragraph-rsid="002656dc"/>
    </style:style>
    <style:style style:name="P29" style:family="paragraph" style:parent-style-name="Standard">
      <loext:graphic-properties draw:fill="none"/>
      <style:paragraph-properties fo:margin-left="0.5in" fo:margin-right="0in" fo:text-align="justify" style:justify-single-word="false" fo:text-indent="-0.25in" style:auto-text-indent="false" fo:background-color="transparent"/>
      <style:text-properties style:font-name="arial" officeooo:rsid="002656dc" officeooo:paragraph-rsid="002656dc"/>
    </style:style>
    <style:style style:name="P30" style:family="paragraph" style:parent-style-name="Standard" style:list-style-name="L1">
      <loext:graphic-properties draw:fill="none"/>
      <style:paragraph-properties fo:margin-left="0.5in" fo:margin-right="0in" fo:text-align="start" style:justify-single-word="false" fo:text-indent="-0.25in" style:auto-text-indent="false" fo:background-color="transparent"/>
      <style:text-properties style:font-name="arial" officeooo:rsid="002656dc" officeooo:paragraph-rsid="002656dc"/>
    </style:style>
    <style:style style:name="P31" style:family="paragraph" style:parent-style-name="Standard">
      <loext:graphic-properties draw:fill="none"/>
      <style:paragraph-properties fo:margin-left="0.5in" fo:margin-right="0in" fo:text-align="justify" style:justify-single-word="false" fo:text-indent="-0.25in" style:auto-text-indent="false" fo:background-color="transparent"/>
      <style:text-properties style:font-name="arial" officeooo:rsid="0027a829" officeooo:paragraph-rsid="0027a829"/>
    </style:style>
    <style:style style:name="P32" style:family="paragraph" style:parent-style-name="Standard" style:list-style-name="L1" style:master-page-name="">
      <loext:graphic-properties draw:fill="none"/>
      <style:paragraph-properties fo:margin-left="0.5in" fo:margin-right="0in" fo:text-align="justify" style:justify-single-word="false" fo:text-indent="-0.25in" style:auto-text-indent="false" style:page-number="auto" fo:background-color="transparent"/>
      <style:text-properties style:font-name="arial" officeooo:rsid="0022e7cb" officeooo:paragraph-rsid="0022e7cb"/>
    </style:style>
    <style:style style:name="P33" style:family="paragraph" style:parent-style-name="Standard" style:list-style-name="L1" style:master-page-name="">
      <loext:graphic-properties draw:fill="none"/>
      <style:paragraph-properties fo:margin-left="0.4366in" fo:margin-right="0in" fo:text-align="justify" style:justify-single-word="false" fo:text-indent="-0.25in" style:auto-text-indent="false" style:page-number="auto" fo:background-color="transparent"/>
      <style:text-properties style:font-name="arial" officeooo:rsid="0022e7cb" officeooo:paragraph-rsid="0022e7cb"/>
    </style:style>
    <style:style style:name="T1" style:family="text">
      <style:text-properties officeooo:rsid="001ab58a"/>
    </style:style>
    <style:style style:name="T2" style:family="text">
      <style:text-properties style:font-name="arial"/>
    </style:style>
    <style:style style:name="T3" style:family="text">
      <style:text-properties style:font-name="arial" officeooo:rsid="001a1fd1"/>
    </style:style>
    <style:style style:name="T4" style:family="text">
      <style:text-properties style:font-name="arial" officeooo:rsid="001ae3b9"/>
    </style:style>
    <style:style style:name="T5" style:family="text">
      <style:text-properties style:font-name="arial" officeooo:rsid="001f0bf6"/>
    </style:style>
    <style:style style:name="T6" style:family="text">
      <style:text-properties style:font-name="arial" officeooo:rsid="001d2e4e"/>
    </style:style>
    <style:style style:name="T7" style:family="text">
      <style:text-properties style:font-name="arial" officeooo:rsid="0027a829"/>
    </style:style>
    <style:style style:name="T8" style:family="text">
      <style:text-properties style:font-name="arial" officeooo:rsid="0027c22d"/>
    </style:style>
    <style:style style:name="T9" style:family="text">
      <style:text-properties style:font-name="arial" officeooo:rsid="00281a0a"/>
    </style:style>
    <style:style style:name="T10" style:family="text">
      <style:text-properties officeooo:rsid="00230f90"/>
    </style:style>
    <style:style style:name="T11" style:family="text">
      <style:text-properties officeooo:rsid="0025c587"/>
    </style:style>
    <style:style style:name="T12" style:family="text">
      <style:text-properties officeooo:rsid="002656dc"/>
    </style:style>
    <style:style style:name="T13" style:family="text">
      <style:text-properties officeooo:rsid="002fdfa4"/>
    </style:style>
    <style:style style:name="T14" style:family="text">
      <style:text-properties officeooo:rsid="00303ee8"/>
    </style:style>
    <text:list-style style:name="L1">
      <text:list-level-style-number text:level="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ấu trúc cơ bản của một project Android:</text:p>
      <text:list xml:id="list6911233988620240829" text:style-name="L1">
        <text:list-item>
          <text:p text:style-name="P2">app <text:span text:style-name="T13">folder</text:span></text:p>
          <text:list>
            <text:list-item>
              <text:p text:style-name="P2">build</text:p>
              <text:list>
                <text:list-item>
                  <text:p text:style-name="P25">generated</text:p>
                  <text:p text:style-name="P24">chứa các file java code do Android Studio tạo ra. Hầu hết file là “R.java” phụ trách việc tham chiếu các thành phần resource trong Android Studio.</text:p>
                </text:list-item>
                <text:list-item>
                  <text:p text:style-name="P24">Intermediates</text:p>
                  <text:p text:style-name="P24">chứa các file được tạo trong quá trình build, và sẽ được kết hợp để tạo file apk.</text:p>
                </text:list-item>
                <text:list-item>
                  <text:p text:style-name="P24">Outputs</text:p>
                  <text:p text:style-name="P24">c<text:span text:style-name="T1">hứa file apk và file log</text:span></text:p>
                </text:list-item>
              </text:list>
            </text:list-item>
            <text:list-item>
              <text:p text:style-name="P3">libs</text:p>
              <text:p text:style-name="P5">chứa các thư viện riêng.</text:p>
            </text:list-item>
            <text:list-item>
              <text:p text:style-name="P4">Src</text:p>
              <text:p text:style-name="P6">chứa tất cả file code và file resource.</text:p>
              <text:list>
                <text:list-item>
                  <text:p text:style-name="P16"><text:span text:style-name="T3">Android</text:span><text:span text:style-name="T4">Test</text:span></text:p>
                  <text:p text:style-name="P13"><text:span text:style-name="T4">c</text:span><text:span text:style-name="T2">hứa code cho instrumentation test. Là các test truy cập được Instrumentation API, cung cấp cho ta nhiều thông tin như Context của app đang được test. các test này phải được test trên thiết bị vật lý hoặc máy ảo.</text:span></text:p>
                </text:list-item>
                <text:list-item>
                  <text:p text:style-name="P7">Main</text:p>
                  <text:p text:style-name="P8">chứa các file chính của app: mã nguồn và tài nguyên.</text:p>
                  <text:list>
                    <text:list-item>
                      <text:p text:style-name="P17"><text:span text:style-name="T6">Android</text:span><text:span text:style-name="T5">Manifest.xml</text:span></text:p>
                    </text:list-item>
                    <text:list-item>
                      <text:p text:style-name="P9">java</text:p>
                      <text:p text:style-name="P9">chứa tất cả mã nguồn java</text:p>
                    </text:list-item>
                    <text:list-item>
                      <text:p text:style-name="P9">jni</text:p>
                      <text:p text:style-name="P9">chứa mã native cho Java Native Interface dùng cho NDK.</text:p>
                    </text:list-item>
                    <text:list-item>
                      <text:p text:style-name="P9">Gen</text:p>
                      <text:p text:style-name="P9">chứa các file được tạo ra bởi Android Studio (giống thư mục generated)</text:p>
                    </text:list-item>
                    <text:list-item>
                      <text:p text:style-name="P9">res</text:p>
                      <text:p text:style-name="P9">chứa tài nguyên của chương trình, hình ảnh (drawable), bố cục (layout), chuỗi (string), array, color, style,...</text:p>
                    </text:list-item>
                    <text:list-item>
                      <text:p text:style-name="P9">assets</text:p>
                      <text:p text:style-name="P12">chứa các file thô, file được lưu có tên có thể giữ nguyên (thay vì phải tuần theo Java indentifier), sử dụng như hệ thống file thông thường, truy xuất bằng URI, có thể tổ chức thành cây thư mục. Thường được sử dụng cho các tài nguyên có định dạng tùy chỉnh như bản đồ game,… nên được sử dụng nhiều trong kết cấu và dữ liệu game.</text:p>
                    </text:list-item>
                  </text:list>
                </text:list-item>
                <text:list-item>
                  <text:p text:style-name="P8">Debug</text:p>
                  <text:p text:style-name="P8">chứa các file cho dạng build debug.</text:p>
                </text:list-item>
                <text:list-item>
                  <text:p text:style-name="P7">Test</text:p>
                  <text:p text:style-name="P8">chứa code cho test cục bộ chạy trên JVM <text:span text:style-name="T12">(unit test).</text:span></text:p>
                </text:list-item>
              </text:list>
            </text:list-item>
            <text:list-item>
              <text:p text:style-name="P2">build.gradle (cấp độ module)</text:p>
              <text:p text:style-name="P11">chứa thông tin cấu hình cho từng module mà nó nằm trong ví dụ như sdk được sử dụng build, sdk thấp nhất hỗ trợ, sdk cao nhất hỗ trợ, phiên bản hiện tại của app, dạng build (debug hay release), id của các phiên bản app (free hay paid, <text:span text:style-name="T11">cho các api khác nhau</text:span>), và cuối cùng là các dependency mà module này phụ thuộc.</text:p>
            </text:list-item>
          </text:list>
        </text:list-item>
        <text:list-item>
          <text:p text:style-name="P33">settings.gradle</text:p>
          <text:list>
            <text:list-header>
              <text:p text:style-name="P10">chứa thông tin module nào sẽ được bao hàm khi biên dịch ra app. Thường các dự án chỉ bao gồm module app (include “:app”), nhưng các dự án nhiều module sẽ phải ghi rõ từng module tạo nên app.</text:p>
            </text:list-header>
          </text:list>
        </text:list-item>
        <text:list-item>
          <text:p text:style-name="P26">build.gradle (cấp độ project)</text:p>
          <text:p text:style-name="P32"><text:soft-page-break/>file này sẽ quyết định cấu hình của tất cả module trong dự án <text:span text:style-name="T10">các</text:span> khối repositories quyết định địa chỉ tìm và download các dependency (Jcenter, Maven, Ivy hay repo lưu ở cục bộ hay repo tự tạo) <text:span text:style-name="T10">cho gradle (buildscript) hay cho các module (allprojects)</text:span>. <text:span text:style-name="T10">Hay khối</text:span> dependency sẽ quyết định dependency của Gradle cần để build dự án, <text:span text:style-name="T10">thường sẽ chứa Android plugin để chứa lệnh Gradle cần thiết để build một Android app.</text:span></text:p>
        </text:list-item>
        <text:list-item>
          <text:p text:style-name="P27">gradle.properties</text:p>
          <text:p text:style-name="P27">cấu hình môi trường build như các tùy chọn của Gradle daemon, chạy song song, số worker, JAVA_HOME,…</text:p>
        </text:list-item>
        <text:list-item>
          <text:p text:style-name="P27">local.properties</text:p>
          <text:p text:style-name="P27">cấu hình môi trường build nhưng là các tùy chọn cho từng máy, như thư mục file SDK trong máy build. file được tạo tự động bởi Android Studio và không nên tự sửa <text:span text:style-name="T14">hay upload lên source version control.</text:span></text:p>
        </text:list-item>
        <text:list-item>
          <text:p text:style-name="P28">Gradlew, gradlew.bat, gradle folder</text:p>
          <text:p text:style-name="P28">file wrapper cấu hình cho lệnh gradlew trong command line (.bat cho windows), wrapper JAR và wrapper properties.</text:p>
        </text:list-item>
        <text:list-item>
          <text:p text:style-name="P30">các file iml (appname.iml, app/app.iml)<text:line-break/>các file của IntelliJ IDE (trong trường hợp này là Android Studio), chứa các thông tin về project hay module tùy vị trí file như Java, Plugin, Android, Maven,…; lưu các đường dẫn module, dependency và các cài đặt khác.</text:p>
        </text:list-item>
      </text:list>
      <text:p text:style-name="P29"/>
      <text:p text:style-name="P29"/>
      <text:p text:style-name="P31">Các thành phần cơ bản trong file AndroidManifest.xml của project</text:p>
      <text:list xml:id="list3790763534485933834" text:style-name="L2">
        <text:list-item>
          <text:p text:style-name="P18"><text:span text:style-name="T7">&lt;manifest&gt;</text:span></text:p>
          <text:p text:style-name="P14"><text:span text:style-name="T7">p</text:span><text:span text:style-name="T2">hần tử gốc của file AndroidManifest, </text:span><text:span text:style-name="T8">sẽ chứa các thành phần application.</text:span></text:p>
        </text:list-item>
        <text:list-item>
          <text:p text:style-name="P14"><text:span text:style-name="T2">&lt;application&gt;</text:span></text:p>
          <text:p text:style-name="P15"><text:span text:style-name="T2">đại diện cho application và chứa các thuộc tính ảnh hưởng đến cả application như icon, label, permission, debuggable, allowClearUserData,…. Chứa các thành activity, meta-data,...</text:span></text:p>
        </text:list-item>
        <text:list-item>
          <text:p text:style-name="P14"><text:span text:style-name="T2">&lt;activity&gt;</text:span></text:p>
          <text:p text:style-name="P14"><text:span text:style-name="T2">đại diện </text:span><text:span text:style-name="T8">cho một activity trong app. Mỗi activity đều phải có một thành phần &lt;activity&gt; trong manifest, nếu không activity sẽ không xuất hiện và chạy được.</text:span></text:p>
        </text:list-item>
        <text:list-item>
          <text:p text:style-name="P15"><text:span text:style-name="T2">&lt;meta-data&gt;</text:span></text:p>
          <text:p text:style-name="P15"><text:span text:style-name="T2">chứa thông tin bổ sung của thành phần cha, lưu dưới dạng cặp dữ liệu, tên tương ứng value (name-value pair). </text:span><text:span text:style-name="T9">các giá trị này sẽ được đặt trong bundle và có thể truy cập ở thành phần cha.</text:span></text:p>
        </text:list-item>
        <text:list-item>
          <text:p text:style-name="P19"><text:span text:style-name="T9">&lt;</text:span><text:span text:style-name="T2">service&gt;</text:span></text:p>
          <text:p text:style-name="P19"><text:span text:style-name="T2">tương tự activity, đại diện cho một service trong app và bắt buộc mỗi service đều phải có một tag đại diện trong manifest.</text:span></text:p>
        </text:list-item>
        <text:list-item>
          <text:p text:style-name="P19"><text:span text:style-name="T2">&lt;provider&gt;</text:span></text:p>
          <text:p text:style-name="P19"><text:span text:style-name="T2">tương tự activity và service nhưng là cho content provider. Nhưng chỉ khai báo các content provider của app đang xét. </text:span></text:p>
        </text:list-item>
        <text:list-item>
          <text:p text:style-name="P19"><text:span text:style-name="T2">&lt;receiver&gt;</text:span></text:p>
          <text:p text:style-name="P19"><text:span text:style-name="T2">thành phần đại diện cho một broadcast receiver. Nhưng khác activity hay service, đây không phải là cách duy nhất để khai báo một broadcast receiver. Ngoài cách khai báo tĩnh trong manifest, ta còn có thể khai báo động trong code.</text:span></text:p>
        </text:list-item>
        <text:list-item>
          <text:p text:style-name="P20"><text:span text:style-name="T2">&lt;intent-filter&gt;</text:span></text:p>
          <text:p text:style-name="P20"><text:span text:style-name="T2">lọc các intent mà activity, service, broadcast receiver chứa nó có thể nhận. Nó sẽ nhận các intent được đề cập và loại bỏ các intent không có ích cho thành phần chứa nó. Thành phần này thường sẽ chứa các thành phần action, category, data để định nghĩa chính nó.</text:span></text:p>
        </text:list-item>
        <text:list-item>
          <text:p text:style-name="P20"><text:soft-page-break/><text:span text:style-name="T2">&lt;action&gt;</text:span></text:p>
          <text:p text:style-name="P21"><text:span text:style-name="T2">Thành phần chỉ dùng trong intent filter, dùng để chỉ ra hành động mà thành phần chứa intent filter muốn nhận. Một intent filter bắt buộc phải chứa ít nhất một action để hoạt động. </text:span></text:p>
        </text:list-item>
        <text:list-item>
          <text:p text:style-name="P22"><text:span text:style-name="T2">&lt;category&gt;, &lt;data&gt;</text:span></text:p>
          <text:p text:style-name="P22"><text:span text:style-name="T2">Tương tự action, chỉ dùng trong thành phần intent-filter, cung cấp tên category / data (mimeType hay URI) cho intent-filter chứa nó.</text:span></text:p>
        </text:list-item>
        <text:list-item>
          <text:p text:style-name="P23"><text:span text:style-name="T2">&lt;uses-permisison&gt;</text:span></text:p>
          <text:p text:style-name="P23"><text:span text:style-name="T2">yêu cầu một quyền hạn cần thiết để app hoạt động. Permission sẽ được cho ngay từ lúc cài đặt (dưới Android 5.1) hoặc cho trong runtime (Android 6.0 trở lê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8:25:23.549665403</meta:creation-date>
    <dc:date>2017-07-13T11:09:13.428436425</dc:date>
    <meta:editing-duration>PT1H17M40S</meta:editing-duration>
    <meta:editing-cycles>17</meta:editing-cycles>
    <meta:generator>LibreOffice/5.2.2.2$Linux_X86_64 LibreOffice_project/20m0$Build-2</meta:generator>
    <meta:document-statistic meta:table-count="0" meta:image-count="0" meta:object-count="0" meta:page-count="3" meta:paragraph-count="68" meta:word-count="981" meta:character-count="5224" meta:non-whitespace-character-count="4320"/>
  </office:meta>
</office:document-meta>
</file>